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3073693" officeooo:paragraph-rsid="02ce354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3a49d73" officeooo:paragraph-rsid="03a49d7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3b24e65" officeooo:paragraph-rsid="03b24e6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3c49696" officeooo:paragraph-rsid="03c4969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334e9bd" officeooo:paragraph-rsid="0334e9bd"/>
    </style:style>
    <style:style style:name="P6" style:family="paragraph" style:parent-style-name="Standard">
      <style:text-properties officeooo:rsid="0354fcc7" officeooo:paragraph-rsid="0354fcc7"/>
    </style:style>
    <style:style style:name="P7" style:family="paragraph" style:parent-style-name="Standard">
      <style:text-properties officeooo:rsid="037475c9" officeooo:paragraph-rsid="03961073"/>
    </style:style>
    <style:style style:name="P8" style:family="paragraph" style:parent-style-name="Standard">
      <style:text-properties fo:font-size="14pt" fo:font-weight="bold" officeooo:rsid="0334e9bd" officeooo:paragraph-rsid="0334e9b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354fcc7" officeooo:paragraph-rsid="0354fcc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3583547" officeooo:paragraph-rsid="0354fcc7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365fa1f" officeooo:paragraph-rsid="0354fcc7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2ce3549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3583547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35bba0c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35e7f89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365fa1f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369b38c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37475c9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3884f62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solid" style:text-underline-type="double" style:text-underline-width="auto" style:text-underline-color="font-color" fo:font-weight="normal" officeooo:rsid="0365fa1f" style:font-size-asian="14pt" style:font-weight-asian="normal" style:font-size-complex="14pt" style:font-weight-complex="normal"/>
    </style:style>
    <style:style style:name="T12" style:family="text">
      <style:text-properties officeooo:rsid="03b4f6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S</text:span><text:span text:style-name="T1">elenium </text:span></text:p>
      <text:p text:style-name="P8"/>
      <text:p text:style-name="P8"/>
      <text:p text:style-name="P9">1) Mention Why you need session handling while working with selenium ?</text:p>
      <text:p text:style-name="P6"><text:span text:style-name="T1">– </text:span><text:span text:style-name="T4">During Test Execution , selenium interact with browser all the time , so we need to handle session because there is high chance that some one can start the same task by different machine before current execution completes.</text:span></text:p>
      <text:p text:style-name="P10"/>
      <text:p text:style-name="P6"><text:span text:style-name="T4"><text:tab/></text:span><text:span text:style-name="T5">WebDriver </text:span><text:span text:style-name="T6">driver = new FirefoxDriver();<text:line-break/><text:tab/></text:span><text:span text:style-name="T7">driver.</text:span><text:span text:style-name="T8">get</text:span><text:span text:style-name="T7">(</text:span><text:a xlink:type="simple" xlink:href="http://demo.guru99.com/V4/" text:style-name="Internet_20_link" text:visited-style-name="Visited_20_Internet_20_Link"><text:span text:style-name="T11">http://demo.guru99.com/V4/</text:span></text:a><text:span text:style-name="T7">);</text:span></text:p>
      <text:p text:style-name="P11"/>
      <text:p text:style-name="P6"><text:span text:style-name="T7"><text:tab/></text:span><text:span text:style-name="T9">WebDriver driver1 = new FirefozDeriver();</text:span></text:p>
      <text:p text:style-name="P7"><text:span text:style-name="T3"><text:tab/>driver1.get(</text:span><text:a xlink:type="simple" xlink:href="http://demo.guru99.com/V4/" text:style-name="Internet_20_link" text:visited-style-name="Visited_20_Internet_20_Link"><text:span text:style-name="T3">http://demo.guru99.com/V4/</text:span></text:a><text:span text:style-name="T10">)</text:span><text:span text:style-name="T3">;<text:line-break/></text:span></text:p>
      <text:p text:style-name="P11"/>
      <text:p text:style-name="P2">Session handling is handle by default .</text:p>
      <text:p text:style-name="P3">Because all this is inbuilt functionality <text:span text:style-name="T12">there is no need to assign session id Explicitly.</text:span></text:p>
      <text:p text:style-name="P4"/>
      <text:p text:style-name="P4"/>
      <text:p text:style-name="P4">2) For database Testing in selenium webdriver what API is required?</text:p>
      <text:p text:style-name="P4">–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17T13:02:00.694396946</dc:date>
    <meta:editing-duration>PT16H54M6S</meta:editing-duration>
    <meta:editing-cycles>151</meta:editing-cycles>
    <meta:generator>LibreOffice/5.4.2.2.0$Linux_X86_64 LibreOffice_project/40$Build-2</meta:generator>
    <meta:document-statistic meta:table-count="0" meta:image-count="0" meta:object-count="0" meta:page-count="1" meta:paragraph-count="10" meta:word-count="96" meta:character-count="667" meta:non-whitespace-character-count="572"/>
  </office:meta>
</office:document-meta>
</file>